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24-12-16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23-12-11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21-12-09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21-01-0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19-12-0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18-11-26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18-02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16-12-1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8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8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7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46601</text:p>
          </table:table-cell>
          <table:table-cell office:value-type="string" calcext:value-type="string">
            <text:p>196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